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nsolas" svg:font-family="Consolas, 'Liberation Mono', Menlo, Courier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999aa" officeooo:paragraph-rsid="001999aa"/>
    </style:style>
    <style:style style:name="P2" style:family="paragraph" style:parent-style-name="Standard">
      <style:text-properties officeooo:rsid="001aa4a8" officeooo:paragraph-rsid="001aa4a8"/>
    </style:style>
    <style:style style:name="P3" style:family="paragraph" style:parent-style-name="Standard">
      <style:text-properties officeooo:rsid="001aa4a8" officeooo:paragraph-rsid="002ef0ac"/>
    </style:style>
    <style:style style:name="P4" style:family="paragraph" style:parent-style-name="Standard">
      <style:text-properties officeooo:paragraph-rsid="001c5982"/>
    </style:style>
    <style:style style:name="P5" style:family="paragraph" style:parent-style-name="Standard">
      <style:text-properties officeooo:paragraph-rsid="00249afe"/>
    </style:style>
    <style:style style:name="P6" style:family="paragraph" style:parent-style-name="Standard">
      <style:text-properties officeooo:paragraph-rsid="001999aa"/>
    </style:style>
    <style:style style:name="P7" style:family="paragraph" style:parent-style-name="Text_20_body">
      <style:text-properties officeooo:paragraph-rsid="0028999a"/>
    </style:style>
    <style:style style:name="P8" style:family="paragraph" style:parent-style-name="Standard">
      <style:text-properties officeooo:paragraph-rsid="0021bf11"/>
    </style:style>
    <style:style style:name="P9" style:family="paragraph" style:parent-style-name="Standard">
      <style:text-properties officeooo:rsid="003a2621" officeooo:paragraph-rsid="003a2621"/>
    </style:style>
    <style:style style:name="P10" style:family="paragraph" style:parent-style-name="Standard">
      <style:text-properties style:text-underline-style="solid" style:text-underline-width="auto" style:text-underline-color="font-color" officeooo:rsid="003a2621" officeooo:paragraph-rsid="003a2621"/>
    </style:style>
    <style:style style:name="T1" style:family="text">
      <style:text-properties officeooo:rsid="001c5982"/>
    </style:style>
    <style:style style:name="T2" style:family="text">
      <style:text-properties officeooo:rsid="001ff6e9"/>
    </style:style>
    <style:style style:name="T3" style:family="text">
      <style:text-properties officeooo:rsid="00278b8d"/>
    </style:style>
    <style:style style:name="T4" style:family="text">
      <style:text-properties officeooo:rsid="0028999a"/>
    </style:style>
    <style:style style:name="T5" style:family="text">
      <style:text-properties officeooo:rsid="002a7257"/>
    </style:style>
    <style:style style:name="T6" style:family="text">
      <style:text-properties officeooo:rsid="002d8572"/>
    </style:style>
    <style:style style:name="T7" style:family="text">
      <style:text-properties officeooo:rsid="002ef0ac"/>
    </style:style>
    <style:style style:name="T8" style:family="text">
      <style:text-properties officeooo:rsid="002f7095"/>
    </style:style>
    <style:style style:name="T9" style:family="text">
      <style:text-properties officeooo:rsid="002f80cd"/>
    </style:style>
    <style:style style:name="T10" style:family="text">
      <style:text-properties officeooo:rsid="002fa193"/>
    </style:style>
    <style:style style:name="T11" style:family="text">
      <style:text-properties officeooo:rsid="0030bae1"/>
    </style:style>
    <style:style style:name="T12" style:family="text">
      <style:text-properties officeooo:rsid="00329afd"/>
    </style:style>
    <style:style style:name="T13" style:family="text">
      <style:text-properties officeooo:rsid="003412fd"/>
    </style:style>
    <style:style style:name="T14" style:family="text">
      <style:text-properties officeooo:rsid="0034670f"/>
    </style:style>
    <style:style style:name="T15" style:family="text">
      <style:text-properties officeooo:rsid="00347850"/>
    </style:style>
    <style:style style:name="T16" style:family="text">
      <style:text-properties officeooo:rsid="0035fc4b"/>
    </style:style>
    <style:style style:name="T17" style:family="text">
      <style:text-properties officeooo:rsid="0037f730"/>
    </style:style>
    <style:style style:name="T18" style:family="text">
      <style:text-properties officeooo:rsid="0039d9b2"/>
    </style:style>
    <style:style style:name="T19" style:family="text">
      <style:text-properties style:text-underline-style="solid" style:text-underline-width="auto" style:text-und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T4">NOTES </text:span><text:span text:style-name="T5">de code </text:span><text:span text:style-name="T6">ComVeg</text:span></text:p>
      <text:p text:style-name="P8"/>
      <text:p text:style-name="P10">Retours sur l’oral</text:p>
      <text:p text:style-name="P8"><text:line-break/>Groupe structure forestière : <text:line-break/><text:line-break/>Les + <text:line-break/><text:line-break/>Présentation dynamique dans le temps imparti <text:line-break/><text:line-break/>Présentation rapide des enjeux, qui correspond aux attendus sur une présentation courte <text:line-break/><text:line-break/>Répartition équitable du temps de parole <text:line-break/><text:line-break/>Présentation de facettes diversifiées de l'étude, avec des méthodes variées <text:line-break/><text:line-break/>Des retours vers la signification biologique des résultats <text:line-break/><text:line-break/>Diaporama soigné <text:line-break/><text:line-break/>Schéma bilan <text:line-break/><text:line-break/>Présenter les méthodes inclut de présenter les bons points ! Sinon, une étude n'est pas réplicable. <text:line-break/><text:line-break/>Il faut présenter certains éléments clés pour que l'auditeur puisse avoir des repères, même s'ils ne sont pas significatifs : le nombre de tiges doit être présenté en lien à leur diamètre et à la surface terrière. L'équitabilité (Shannon) doit être présentée après la richesse (nombre d'espèces). La variabilité des distributions doit être présentée après les histogrammes de classes de diamètres <text:line-break/><text:line-break/>Les figures ne sont pas toujours complètes ou complètement légendées : il faut par exemple écrire la variabilité expliquée par les analyses multivariées ou les p-values quand des tests statistiques sont appliqués <text:line-break/><text:line-break/>Plutôt que les titres des figures, préférer des indications sur les résultats à retenir. Ne pas hésiter à annoter les figures pour faire ressortir les tésultats importants <text:line-break/><text:line-break/>Analyses parfois redondanctes (au moins en apparence) : qu'est-ce qu'apportent les analyses multivariées sur les surfaces par rapport à celles sur le nombre de tiges ? <text:line-break/><text:line-break/>L'analyse sur la variabilité des diamètres n'est pas compréhensible de façon simple, il faut travailler encore la présentation et les explications. <text:line-break/><text:line-break/>Ca aurait été intéressant d'analyser un peu plus en fonction des espèces d'arbres (au moins pour celles qui sont fréquentes) <text:line-break/></text:p>
      <text:p text:style-name="P8"/>
      <text:p text:style-name="P8"/>
      <text:p text:style-name="P9"><text:span text:style-name="T19">Retours sur le code :</text:span> </text:p>
      <text:p text:style-name="P9"/>
      <text:p text:style-name="P2">Points positifs : </text:p>
      <text:p text:style-name="P2"/>
      <text:p text:style-name="P4">- <text:span text:style-name="T1">Le code compile !</text:span></text:p>
      <text:p text:style-name="P4"><text:soft-page-break/>- <text:span text:style-name="T10">B</text:span><text:span text:style-name="T1">ien structuré, en partie explicites. </text:span><text:span text:style-name="T10">B</text:span><text:span text:style-name="T1">eau document bien complet </text:span><text:span text:style-name="T12">(c’était un gros travail de rassembler toutes vos analyses)</text:span></text:p>
      <text:p text:style-name="P4">- <text:span text:style-name="T2">Vous avez pris soin de bien annoter les axes des graphiques </text:span><text:span text:style-name="T10">et de mettre des titres</text:span><text:span text:style-name="T2">, c’est très bien. </text:span></text:p>
      <text:p text:style-name="P5">- <text:span text:style-name="T10">Bien pour la petite conclusion</text:span><text:span text:style-name="T3"> de chaque partie</text:span></text:p>
      <text:p text:style-name="P5">- <text:span text:style-name="T15">Un gros travail de code (réorganisation de chaque table etc).</text:span></text:p>
      <text:p text:style-name="P5">- <text:span text:style-name="T16">Les parties ACP sont belles et c’est bien d’avoir essayé de tirer des informations sur les espèces qui sous-tendent les axes.</text:span></text:p>
      <text:p text:style-name="P5">- <text:span text:style-name="T17">Bonne initiative originale de recoder l’indice de sorensen ! </text:span></text:p>
      <text:p text:style-name="P5"/>
      <text:p text:style-name="P1">Points à améliorer : </text:p>
      <text:p text:style-name="P3">- Le Readme ! <text:span text:style-name="T7">Il faut (meme si vous ne faites pas de vrai readme) expliquer à l’utilisateur</text:span> <text:span text:style-name="T7">la m</text:span>ise en route du code <text:span text:style-name="T7">( lignes à changer, fichiers nécessaires etc)</text:span></text:p>
      <text:p text:style-name="P3">- <text:span text:style-name="T9">Mettre une introduction et une conclusion serait utile à la lecture, </text:span><text:span text:style-name="T18">et aussi accompagner davantage la lecture de votre document très riche</text:span></text:p>
      <text:p text:style-name="P3">- <text:span text:style-name="T7">Le nom des tables beaaaaaucoup trop compliqué et long, et avec des espaces en plus</text:span></text:p>
      <text:p text:style-name="P6">- <text:span text:style-name="T8">Le code n’est peut etre pas très optimisé…. Il met vraiment beaucoup de temps à compiler chez moi (notamment chuncks 57, 58, 59). Comme vous n’avez pas nommé vos chunks je ne sais pas lesquels il s’agit </text:span><text:span text:style-name="T11">et donc je ne sais pas dire comment améliorer l’efficacité (si je me mets dans la peau d’un encadrant de stage)</text:span><text:span text:style-name="T8">.</text:span></text:p>
      <text:p text:style-name="P6">- <text:span text:style-name="T13">La partie sur la robustesse de l’analyse (vratio) aurait du être expliquée. </text:span><text:span text:style-name="T14">En plus les résultats (NA) sont mystérieux ?</text:span></text:p>
      <text:p text:style-name="P6">- <text:span text:style-name="T17">Les bca ne sont pas expliquées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nsolas" svg:font-family="Consolas, 'Liberation Mono', Menlo, Courier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arie Sémon</meta:initial-creator>
    <meta:creation-date>2023-05-21T21:59:55.069727686</meta:creation-date>
    <dc:date>2023-05-30T22:59:35.788572070</dc:date>
    <dc:creator>Marie Sémon</dc:creator>
    <meta:editing-duration>PT45M7S</meta:editing-duration>
    <meta:editing-cycles>37</meta:editing-cycles>
    <meta:generator>LibreOffice/7.4.7.2$Linux_X86_64 LibreOffice_project/40$Build-2</meta:generator>
    <meta:document-statistic meta:table-count="0" meta:image-count="0" meta:object-count="0" meta:page-count="2" meta:paragraph-count="19" meta:word-count="527" meta:character-count="3238" meta:non-whitespace-character-count="2692"/>
  </office:meta>
</office:document-meta>
</file>